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A00000028DEFC3EF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2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3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4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10c07c"/>
    </style:style>
    <style:style style:name="P5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6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7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8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</style:style>
    <style:style style:name="P9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10c07c"/>
    </style:style>
    <style:style style:name="P10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1e813c"/>
    </style:style>
    <style:style style:name="P11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12" style:family="paragraph" style:parent-style-name="Heading_20_1">
      <style:paragraph-properties fo:line-height="110%"/>
    </style:style>
    <style:style style:name="P13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14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15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16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10c07c"/>
    </style:style>
    <style:style style:name="T1" style:family="text">
      <style:text-properties fo:font-weight="bold" officeooo:rsid="0020377e" style:font-weight-asian="bold" style:font-weight-complex="bold"/>
    </style:style>
    <style:style style:name="T2" style:family="text">
      <style:text-properties fo:font-weight="normal" officeooo:rsid="0020377e" style:font-weight-asian="normal" style:font-weight-complex="normal"/>
    </style:style>
    <style:style style:name="T3" style:family="text">
      <style:text-properties officeooo:rsid="00167aa8"/>
    </style:style>
    <style:style style:name="T4" style:family="text">
      <style:text-properties officeooo:rsid="002122b2"/>
    </style:style>
    <style:style style:name="T5" style:family="text">
      <style:text-properties officeooo:rsid="000773a3"/>
    </style:style>
    <style:style style:name="T6" style:family="text">
      <style:text-properties fo:color="#4c4c4c"/>
    </style:style>
    <style:style style:name="T7" style:family="text">
      <style:text-properties fo:color="#4c4c4c" style:font-name="Times New Roman2"/>
    </style:style>
    <style:style style:name="T8" style:family="text">
      <style:text-properties fo:color="#4c4c4c" officeooo:rsid="001b802b"/>
    </style:style>
    <style:style style:name="T9" style:family="text">
      <style:text-properties fo:color="#4c4c4c" officeooo:rsid="0023de15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0377e" style:font-weight-asian="bold" style:font-weight-complex="bold"/>
    </style:style>
    <style:style style:name="T12" style:family="text">
      <style:text-properties fo:font-weight="bold" officeooo:rsid="0010c07c" style:font-weight-asian="bold" style:font-weight-complex="bold"/>
    </style:style>
    <style:style style:name="T13" style:family="text">
      <style:text-properties fo:font-weight="bold" officeooo:rsid="002122b2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0377e" style:font-weight-asian="normal" style:font-weight-complex="normal"/>
    </style:style>
    <style:style style:name="T16" style:family="text">
      <style:text-properties fo:font-weight="normal" officeooo:rsid="0010c07c" style:font-weight-asian="normal" style:font-weight-complex="normal"/>
    </style:style>
    <style:style style:name="T17" style:family="text">
      <style:text-properties fo:font-weight="normal" officeooo:rsid="00167aa8" style:font-weight-asian="normal" style:font-weight-complex="normal"/>
    </style:style>
    <style:style style:name="T18" style:family="text">
      <style:text-properties officeooo:rsid="00167aa8"/>
    </style:style>
    <style:style style:name="T19" style:family="text">
      <style:text-properties officeooo:rsid="002122b2"/>
    </style:style>
    <style:style style:name="T20" style:family="text">
      <style:text-properties officeooo:rsid="000773a3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0773a3" style:font-style-asian="normal" style:font-style-complex="normal"/>
    </style:style>
    <style:style style:name="T26" style:family="text">
      <style:text-properties officeooo:rsid="000c299d"/>
    </style:style>
    <style:style style:name="T27" style:family="text">
      <style:text-properties officeooo:rsid="000dd52f"/>
    </style:style>
    <style:style style:name="T28" style:family="text">
      <style:text-properties officeooo:rsid="000e67c4"/>
    </style:style>
    <style:style style:name="T29" style:family="text">
      <style:text-properties officeooo:rsid="0010c07c"/>
    </style:style>
    <style:style style:name="T30" style:family="text">
      <style:text-properties officeooo:rsid="000f9681"/>
    </style:style>
    <style:style style:name="T31" style:family="text">
      <style:text-properties officeooo:rsid="001135ca"/>
    </style:style>
    <style:style style:name="T32" style:family="text">
      <style:text-properties officeooo:rsid="00115952"/>
    </style:style>
    <style:style style:name="T33" style:family="text">
      <style:text-properties officeooo:rsid="0017e2f7"/>
    </style:style>
    <style:style style:name="T34" style:family="text">
      <style:text-properties officeooo:rsid="001c643c"/>
    </style:style>
    <style:style style:name="T35" style:family="text">
      <style:text-properties officeooo:rsid="001ccb36"/>
    </style:style>
    <style:style style:name="T36" style:family="text">
      <style:text-properties officeooo:rsid="001d9ce8"/>
    </style:style>
    <style:style style:name="T37" style:family="text">
      <style:text-properties officeooo:rsid="00205435"/>
    </style:style>
    <style:style style:name="T38" style:family="text">
      <style:text-properties style:font-name="Times New Roman1" fo:font-size="12pt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>
        <text:changed-region xml:id="ct82587392" text:id="ct82587392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82587288" text:id="ct82587288">
          <text:deletion>
            <office:change-info>
              <dc:creator>Unbekannter Autor</dc:creator>
              <dc:date>2015-08-13T12:23:00</dc:date>
            </office:change-info>
            <text:p text:style-name="P1"><text:span text:style-name="T1"><text:s/>under</text:span><text:span text:style-name="T2"> </text:span></text:p>
          </text:deletion>
        </text:changed-region>
        <text:changed-region xml:id="ct82587184" text:id="ct82587184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82587080" text:id="ct82587080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82587704" text:id="ct82587704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82587600" text:id="ct82587600">
          <text:deletion>
            <office:change-info>
              <dc:creator>Unbekannter Autor</dc:creator>
              <dc:date>2015-08-13T12:24:00</dc:date>
            </office:change-info>
            <text:p text:style-name="P2">L</text:p>
          </text:deletion>
        </text:changed-region>
        <text:changed-region xml:id="ct82587912" text:id="ct8258791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82588016" text:id="ct82588016">
          <text:deletion>
            <office:change-info>
              <dc:creator>Unbekannter Autor</dc:creator>
              <dc:date>2015-08-13T12:24:00</dc:date>
            </office:change-info>
            <text:p text:style-name="P2">C</text:p>
          </text:deletion>
        </text:changed-region>
        <text:changed-region xml:id="ct82588120" text:id="ct8258812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82588224" text:id="ct82588224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82588328" text:id="ct8258832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82588432" text:id="ct82588432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82588536" text:id="ct8258853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82588640" text:id="ct82588640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82588744" text:id="ct82588744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82588848" text:id="ct82588848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82588952" text:id="ct8258895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82589056" text:id="ct82589056">
          <text:deletion>
            <office:change-info>
              <dc:creator>Unbekannter Autor</dc:creator>
              <dc:date>2015-08-13T12:24:00</dc:date>
            </office:change-info>
            <text:p text:style-name="P2">P</text:p>
          </text:deletion>
        </text:changed-region>
        <text:changed-region xml:id="ct82589160" text:id="ct8258916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82589264" text:id="ct82589264">
          <text:deletion>
            <office:change-info>
              <dc:creator>Unbekannter Autor</dc:creator>
              <dc:date>2015-08-13T12:24:00</dc:date>
            </office:change-info>
            <text:p text:style-name="P2"><text:span text:style-name="T3">D</text:span></text:p>
          </text:deletion>
        </text:changed-region>
        <text:changed-region xml:id="ct82589368" text:id="ct8258936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82589472" text:id="ct82589472">
          <text:deletion>
            <office:change-info>
              <dc:creator>Unbekannter Autor</dc:creator>
              <dc:date>2015-08-13T12:24:00</dc:date>
            </office:change-info>
            <text:p text:style-name="P2"><text:span text:style-name="T3">A</text:span></text:p>
          </text:deletion>
        </text:changed-region>
        <text:changed-region xml:id="ct82589576" text:id="ct8258957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246957024" text:id="ct246957024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246957128" text:id="ct246957128">
          <text:deletion>
            <office:change-info>
              <dc:creator>Unbekannter Autor</dc:creator>
              <dc:date>2015-08-13T12:25:00</dc:date>
            </office:change-info>
            <text:p text:style-name="P2"><text:span text:style-name="T4">es</text:span></text:p>
          </text:deletion>
        </text:changed-region>
        <text:changed-region xml:id="ct246957232" text:id="ct246957232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246957336" text:id="ct246957336">
          <text:deletion>
            <office:change-info>
              <dc:creator>Unbekannter Autor</dc:creator>
              <dc:date>2015-08-13T12:25:00</dc:date>
            </office:change-info>
            <text:p text:style-name="P2">I</text:p>
          </text:deletion>
        </text:changed-region>
        <text:changed-region xml:id="ct246957440" text:id="ct246957440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246957544" text:id="ct246957544">
          <text:deletion>
            <office:change-info>
              <dc:creator>Unbekannter Autor</dc:creator>
              <dc:date>2015-08-13T12:25:00</dc:date>
            </office:change-info>
            <text:p text:style-name="P2">R</text:p>
          </text:deletion>
        </text:changed-region>
        <text:changed-region xml:id="ct246957648" text:id="ct246957648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246957752" text:id="ct246957752">
          <text:deletion>
            <office:change-info>
              <dc:creator>Unbekannter Autor</dc:creator>
              <dc:date>2015-08-13T12:25:00</dc:date>
            </office:change-info>
            <text:p text:style-name="P2">adaptable</text:p>
          </text:deletion>
        </text:changed-region>
        <text:changed-region xml:id="ct246957856" text:id="ct246957856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246957960" text:id="ct246957960">
          <text:deletion>
            <office:change-info>
              <dc:creator>Unbekannter Autor</dc:creator>
              <dc:date>2015-08-13T11:45:00</dc:date>
            </office:change-info>
            <text:p text:style-name="P3">4</text:p>
          </text:deletion>
        </text:changed-region>
        <text:changed-region xml:id="ct246958064" text:id="ct246958064">
          <text:insertion>
            <office:change-info>
              <dc:creator>Unbekannter Autor</dc:creator>
              <dc:date>2015-08-13T11:45:00</dc:date>
            </office:change-info>
          </text:insertion>
        </text:changed-region>
        <text:changed-region xml:id="ct246958168" text:id="ct246958168">
          <text:deletion>
            <office:change-info>
              <dc:creator>Unbekannter Autor</dc:creator>
              <dc:date>2015-08-13T11:45:00</dc:date>
            </office:change-info>
            <text:p text:style-name="P3">6</text:p>
          </text:deletion>
        </text:changed-region>
        <text:changed-region xml:id="ct246958272" text:id="ct246958272">
          <text:insertion>
            <office:change-info>
              <dc:creator>Unbekannter Autor</dc:creator>
              <dc:date>2015-08-13T11:45:00</dc:date>
            </office:change-info>
          </text:insertion>
        </text:changed-region>
        <text:changed-region xml:id="ct338368360" text:id="ct338368360">
          <text:deletion>
            <office:change-info>
              <dc:creator>Unbekannter Autor</dc:creator>
              <dc:date>2016-01-21T17:29:00</dc:date>
            </office:change-info>
            <text:p text:style-name="P2"><text:span text:style-name="T5">0</text:span></text:p>
          </text:deletion>
        </text:changed-region>
        <text:changed-region xml:id="ct246958376" text:id="ct246958376">
          <text:deletion>
            <office:change-info>
              <dc:creator>Unbekannter Autor</dc:creator>
              <dc:date>2015-08-13T11:45:00</dc:date>
            </office:change-info>
            <text:p text:style-name="P2"><text:span text:style-name="T5">2</text:span></text:p>
          </text:deletion>
        </text:changed-region>
        <text:changed-region xml:id="ct338368152" text:id="ct338368152">
          <text:insertion>
            <office:change-info>
              <dc:creator>Unbekannter Autor</dc:creator>
              <dc:date>2016-01-21T17:29:00</dc:date>
            </office:change-info>
          </text:insertion>
        </text:changed-region>
        <text:changed-region xml:id="ct246958584" text:id="ct246958584">
          <text:deletion>
            <office:change-info>
              <dc:creator>Unbekannter Autor</dc:creator>
              <dc:date>2015-08-13T12:26:00</dc:date>
            </office:change-info>
            <text:p text:style-name="P4">A</text:p>
          </text:deletion>
        </text:changed-region>
        <text:changed-region xml:id="ct246958688" text:id="ct246958688">
          <text:insertion>
            <office:change-info>
              <dc:creator>Unbekannter Autor</dc:creator>
              <dc:date>2015-08-13T12:26:00</dc:date>
            </office:change-info>
          </text:insertion>
        </text:changed-region>
        <text:changed-region xml:id="ct246958792" text:id="ct246958792">
          <text:deletion>
            <office:change-info>
              <dc:creator>Unbekannter Autor</dc:creator>
              <dc:date>2015-08-13T12:26:00</dc:date>
            </office:change-info>
            <text:p text:style-name="P4">S</text:p>
          </text:deletion>
        </text:changed-region>
        <text:changed-region xml:id="ct246958896" text:id="ct246958896">
          <text:insertion>
            <office:change-info>
              <dc:creator>Unbekannter Autor</dc:creator>
              <dc:date>2015-08-13T12:27:00</dc:date>
            </office:change-info>
          </text:insertion>
        </text:changed-region>
        <text:changed-region xml:id="ct246959000" text:id="ct246959000">
          <text:deletion>
            <office:change-info>
              <dc:creator>Unbekannter Autor</dc:creator>
              <dc:date>2015-08-13T12:27:00</dc:date>
            </office:change-info>
            <text:p text:style-name="P4"><text:s/>(is <text:s/>included)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draw:frame draw:style-name="fr1" draw:name="Grafik1" text:anchor-type="paragraph" svg:x="12.467cm" svg:y="-0.339cm" svg:width="4.5cm" svg:height="1.06cm" draw:z-index="0"><draw:image xlink:href="Pictures/10000000000000AA00000028DEFC3EF3.png" xlink:type="simple" xlink:show="embed" xlink:actuate="onLoad"/></draw:frame>MyCoRe data sheet </text:h>
      <text:p text:style-name="P2">MyCoRe:<text:tab/><text:span text:style-name="T10">My</text:span> <text:span text:style-name="T10">Co</text:span>ntent <text:span text:style-name="T10">Re</text:span>pository ['maɪkɔːr]</text:p>
      <text:p text:style-name="P1">License:<text:tab/><text:span text:style-name="T10">Open Source Software</text:span><text:change-start text:change-id="ct82587392"/><text:span text:style-name="T14">, </text:span><text:span text:style-name="T38">licensed</text:span><text:span text:style-name="T14"> under </text:span><text:span text:style-name="T2">the </text:span><text:change-end text:change-id="ct82587392"/><text:change text:change-id="ct82587288"/><text:span text:style-name="T21">GNU General Public License</text:span> (GPL) </text:p>
      <text:p text:style-name="P2">Developers:<text:tab/><text:change-start text:change-id="ct82587184"/><text:span text:style-name="T13">The </text:span><text:change-end text:change-id="ct82587184"/><text:span text:style-name="T10">MyCoRe Community</text:span></text:p>
      <text:p text:style-name="P2">Website: <text:tab/><text:span text:style-name="T10">http://www.mycore.org</text:span></text:p>
      <text:p text:style-name="P2">Type:<text:tab/>Web application for <text:change text:change-id="ct82587080"/><text:change-start text:change-id="ct82587704"/><text:span text:style-name="T4">d</text:span><text:change-end text:change-id="ct82587704"/>igital <text:change text:change-id="ct82587600"/><text:change-start text:change-id="ct82587912"/><text:span text:style-name="T4">l</text:span><text:change-end text:change-id="ct82587912"/>ibraries, <text:change text:change-id="ct82588016"/><text:change-start text:change-id="ct82588120"/><text:span text:style-name="T4">c</text:span><text:change-end text:change-id="ct82588120"/>ontent <text:change text:change-id="ct82588224"/><text:change-start text:change-id="ct82588328"/><text:span text:style-name="T4">m</text:span><text:change-end text:change-id="ct82588328"/>anagement, <text:line-break/><text:tab/><text:change text:change-id="ct82588432"/><text:change-start text:change-id="ct82588536"/><text:span text:style-name="T4">d</text:span><text:change-end text:change-id="ct82588536"/>ocument <text:change text:change-id="ct82588640"/><text:change-start text:change-id="ct82588744"/><text:span text:style-name="T4">m</text:span><text:change-end text:change-id="ct82588744"/>anagement, <text:change text:change-id="ct82588848"/><text:change-start text:change-id="ct82588952"/><text:span text:style-name="T4">d</text:span><text:change-end text:change-id="ct82588952"/>ocument server, <text:change text:change-id="ct82589056"/><text:change-start text:change-id="ct82589160"/><text:span text:style-name="T4">p</text:span><text:change-end text:change-id="ct82589160"/>ublication server, <text:line-break/><text:tab/><text:change text:change-id="ct82589264"/><text:change-start text:change-id="ct82589368"/><text:span text:style-name="T3">d</text:span><text:change-end text:change-id="ct82589368"/><text:span text:style-name="T3">igital </text:span><text:change text:change-id="ct82589472"/><text:change-start text:change-id="ct82589576"/><text:span text:style-name="T3">a</text:span><text:change-end text:change-id="ct82589576"/>rchiv<text:change-start text:change-id="ct246957024"/><text:span text:style-name="T4">ing</text:span><text:change-end text:change-id="ct246957024"/><text:change text:change-id="ct246957128"/><text:change-start text:change-id="ct246957232"/><text:span text:style-name="T4"> solution</text:span><text:change-end text:change-id="ct246957232"/>, <text:change text:change-id="ct246957336"/><text:change-start text:change-id="ct246957440"/><text:span text:style-name="T4">i</text:span><text:change-end text:change-id="ct246957440"/>nstitutional <text:change text:change-id="ct246957544"/><text:change-start text:change-id="ct246957648"/><text:span text:style-name="T4">r</text:span><text:change-end text:change-id="ct246957648"/>epositories</text:p>
      <text:p text:style-name="P2">Language:<text:tab/>Language of MyCoRe application is <text:change text:change-id="ct246957752"/><text:change-start text:change-id="ct246957856"/><text:span text:style-name="T4">configurable</text:span><text:change-end text:change-id="ct246957856"/>, documentation is German</text:p>
      <text:p text:style-name="P3">LTS Release:<text:tab/>201<text:change text:change-id="ct246957960"/><text:change-start text:change-id="ct246958064"/><text:span text:style-name="T37">5</text:span><text:change-end text:change-id="ct246958064"/>.0<text:change text:change-id="ct246958168"/><text:change-start text:change-id="ct246958272"/><text:span text:style-name="T37">5</text:span><text:change-end text:change-id="ct246958272"/> (<text:span text:style-name="T21">long term release</text:span>)</text:p>
      <text:p text:style-name="P2">Version:<text:tab/><text:span text:style-name="T5">2015.</text:span><text:change text:change-id="ct338368360"/><text:change text:change-id="ct246958376"/><text:change-start text:change-id="ct338368152"/><text:span text:style-name="T5">11</text:span><text:change-end text:change-id="ct338368152"/></text:p>
      <text:p text:style-name="P2">Operating system:<text:tab/>Windows, Unix, Linux, Mac OS X</text:p>
      <text:p text:style-name="P4">System requirements:<text:tab/>Web <text:change text:change-id="ct246958584"/><text:change-start text:change-id="ct246958688"/><text:span text:style-name="T4">a</text:span><text:change-end text:change-id="ct246958688"/>pplication <text:change text:change-id="ct246958792"/><text:change-start text:change-id="ct246958896"/><text:span text:style-name="T4">s</text:span><text:change-end text:change-id="ct246958896"/>erver: Apache Tomcat, Jetty or <text:span text:style-name="T29">comparable web server</text:span><text:line-break/>Database: <text:span text:style-name="T29">PostgreSQL, </text:span>MySQL, Oracle, IBM DB2, HSQLDB<text:change text:change-id="ct246959000"/> or other relational database management system<text:line-break/>Java <text:span text:style-name="T5">7</text:span> SDK, Apache Ant, <text:span text:style-name="T29">Maven, </text:span>SVN <text:span text:style-name="T26">c</text:span>lient </text:p>
      <text:p text:style-name="P10">Download:<text:tab/><text:span text:style-name="T30">http://mycore.org/download/<text:line-break/>http://mycore.de/documentation/getting_started/mir.html</text:span></text:p>
      <text:p text:style-name="P8"><text:span text:style-name="T29">Example</text:span> application:<text:tab/><text:span text:style-name="T12">MIR</text:span><text:span text:style-name="T16">, </text:span><text:span text:style-name="T17">that is the </text:span><text:span text:style-name="T22">M</text:span><text:span text:style-name="T23">ODS</text:span><text:span text:style-name="T22"> Institutional Repository, </text:span>http://mycore.<text:span text:style-name="T3">org</text:span>/<text:span text:style-name="T31">mir</text:span> </text:p>
      <text:p text:style-name="P11">Functionality:<text:tab/><text:span text:style-name="T32">The </text:span>MyCoRe <text:span text:style-name="T32">framework</text:span> provides functionality of <text:span text:style-name="T33">information repositories </text:span>and publication servers. Own web applications can be developed with MyCoRe by configurations and adjustments in XML, XSL <text:span text:style-name="T27">and CSS</text:span>. A rich search function allows retrieval in metadata, full text and XML structures. Simple, extended or complex search masks can be defined. <text:line-break/>Base functions are the production, management and editing of content, using <text:line-break/>online forms with multilingual interfaces (i18n) via web interface. Internally MyCoRe uses XML as storage and interchange format. Additional functions are: customizable web pages, managing of all common media types like PDF documents, audio/video files, images, entire file directories.<text:span text:style-name="T28"> An integrated viewing tool is provided for displaying images or high-resolution illustrations. </text:span>Standards are supported for metadata (like <text:span text:style-name="T25">MODS</text:span>) and for classifications (e.g. <text:span text:style-name="T21">Dewey Decimal Classification</text:span><text:span text:style-name="T24"> DDC</text:span>). Metadata models are adaptable and expandable. Persistent identifiers (URN, <text:span text:style-name="T34">handle</text:span>) assure permanent access to the data. Interfaces to other systems are supported such as the <text:span text:style-name="T21">Open Archives Initiative Protocol for Metadata Harvesting</text:span> (OAI-PMH), the <text:span text:style-name="T21">Simple Web-service Offering Repository Deposit</text:span> (SWORD), <text:span text:style-name="T34">REST</text:span> or search engine robots. Access to MyCoRe applications can be controlled by user and rights management <text:span text:style-name="T35">with LDAP or shibboleth. </text:span><text:span text:style-name="T21">Access Control Lists</text:span> (ACL)<text:span text:style-name="T35"> </text:span>specif<text:span text:style-name="T35">y </text:span>what operations are allowed to be performed on <text:span text:style-name="T36">metadata or </text:span>objec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fo:color="#4c4c4c" style:font-name="Times New Roman2"/>
    </style:style>
    <style:style style:name="MT3" style:family="text">
      <style:text-properties fo:color="#4c4c4c" officeooo:rsid="001b802b"/>
    </style:style>
    <style:style style:name="MT4" style:family="text">
      <style:text-properties fo:color="#4c4c4c" officeooo:rsid="0023de15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338361184" text:id="ct338361184">
            <text:deletion>
              <office:change-info>
                <dc:creator>Unbekannter Autor</dc:creator>
                <dc:date>2016-01-21T17:30:00</dc:date>
              </office:change-info>
              <text:p text:style-name="Footer"><text:span text:style-name="MT3">5</text:span></text:p>
            </text:deletion>
          </text:changed-region>
          <text:changed-region xml:id="ct338367840" text:id="ct338367840">
            <text:insertion>
              <office:change-info>
                <dc:creator>Unbekannter Autor</dc:creator>
                <dc:date>2016-01-21T17:30:00</dc:date>
              </office:change-info>
            </text:insertion>
          </text:changed-region>
        </text:tracked-changes>
        <text:p text:style-name="Footer"><text:tab/><text:span text:style-name="MT1">MyCoRe data sheet </text:span><text:span text:style-name="MT2">©</text:span><text:span text:style-name="MT1"> MyCoRe, 201</text:span><text:change text:change-id="ct338361184"/><text:change-start text:change-id="ct338367840"/><text:span text:style-name="MT4">6</text:span><text:change-end text:change-id="ct338367840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6-01-21T17:31:16.488000000</dc:date>
    <meta:editing-duration>PT18H30M32S</meta:editing-duration>
    <meta:editing-cycles>68</meta:editing-cycles>
    <meta:generator>LibreOffice/4.3.4.1$Windows_x86 LibreOffice_project/bc356b2f991740509f321d70e4512a6a54c5f243</meta:generator>
    <meta:printed-by>Wiebke Oeltjen</meta:printed-by>
    <meta:print-date>2009-06-05T16:19:49.340000000</meta:print-date>
    <dc:title>MyCoRe data sheet</dc:title>
    <meta:keyword>MyCoRe; www.mycore.de; www.mycore.org; Open-Source-Software; Institutional Repository; digital library software</meta:keyword>
    <dc:subject>Technical data and functionality of the MyCoRe Repository Software</dc:subject>
    <meta:document-statistic meta:table-count="0" meta:image-count="1" meta:object-count="0" meta:page-count="1" meta:paragraph-count="15" meta:word-count="328" meta:character-count="2489" meta:non-whitespace-character-count="2164"/>
    <meta:user-defined meta:name="Info 1"/>
    <meta:user-defined meta:name="Info 2"/>
    <meta:user-defined meta:name="Info 3"/>
    <meta:user-defined meta:name="Info 4"/>
  </office:meta>
</office:document-meta>
</file>